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28f23" officeooo:paragraph-rsid="00028f23"/>
    </style:style>
    <style:style style:name="P2" style:family="paragraph" style:parent-style-name="Standard">
      <style:text-properties style:font-name="DejaVu Sans" officeooo:rsid="00028f23" officeooo:paragraph-rsid="0005e09d"/>
    </style:style>
    <style:style style:name="P3" style:family="paragraph" style:parent-style-name="Standard">
      <style:text-properties style:font-name="DejaVu Sans" officeooo:rsid="0004824d" officeooo:paragraph-rsid="0004824d"/>
    </style:style>
    <style:style style:name="P4" style:family="paragraph" style:parent-style-name="Standard">
      <style:text-properties style:font-name="DejaVu Sans" officeooo:rsid="0005e09d" officeooo:paragraph-rsid="0005e09d"/>
    </style:style>
    <style:style style:name="P5" style:family="paragraph" style:parent-style-name="Standard">
      <style:text-properties style:font-name="DejaVu Sans" officeooo:rsid="0007226b" officeooo:paragraph-rsid="0007226b"/>
    </style:style>
    <style:style style:name="P6" style:family="paragraph" style:parent-style-name="Standard">
      <style:paragraph-properties fo:break-before="page"/>
      <style:text-properties style:font-name="DejaVu Sans" officeooo:rsid="0007226b" officeooo:paragraph-rsid="0007226b"/>
    </style:style>
    <style:style style:name="P7" style:family="paragraph" style:parent-style-name="Standard">
      <style:text-properties style:font-name="DejaVu Sans" officeooo:rsid="00092ba4" officeooo:paragraph-rsid="00092ba4"/>
    </style:style>
    <style:style style:name="P8" style:family="paragraph" style:parent-style-name="Standard">
      <style:text-properties style:font-name="DejaVu Sans" officeooo:rsid="0004824d" officeooo:paragraph-rsid="0005e09d"/>
    </style:style>
    <style:style style:name="P9" style:family="paragraph" style:parent-style-name="Standard">
      <style:text-properties style:font-name="DejaVu Sans" officeooo:rsid="00092ba4" officeooo:paragraph-rsid="00092ba4"/>
    </style:style>
    <style:style style:name="P10" style:family="paragraph" style:parent-style-name="Standard">
      <style:text-properties style:font-name="DejaVu Sans" officeooo:rsid="000a9845" officeooo:paragraph-rsid="000a9845"/>
    </style:style>
    <style:style style:name="T1" style:family="text">
      <style:text-properties officeooo:rsid="0005e09d"/>
    </style:style>
    <style:style style:name="T2" style:family="text">
      <style:text-properties officeooo:rsid="0007226b"/>
    </style:style>
    <style:style style:name="T3" style:family="text">
      <style:text-properties officeooo:rsid="000756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ablemente se te ha pasado por la cabeza aprovechar la diferencia de precio de la electricidad entre distintas horas del día, y quizá lo estés haciendo con el uso de ciertos electrodomésticos, poniendo por ejemplo la lavadora o el lavaplatos a horas intempestivas. Sería mejor tener una batería, y almacenar la electricidad para usarla cuando más te conviene.</text:p>
      <text:p text:style-name="P3">¿Y si te dijera que ya tienes una batería en casa? No se trata de una batería eléctrica, sino térmica, y es… la propia casa.</text:p>
      <text:p text:style-name="P8">La idea es emplear la estancia como ‘termo’, y sobrecalentarla a las horas en que resulta más barato, para apagar la calefacción cuando resulta más cara. Si el sistema funciona, mantendrias el confort, pero evitando el consumo en las horas punta.</text:p>
      <text:p text:style-name="P2"/>
      <text:p text:style-name="P2"><text:span text:style-name="T1">Para que esto funcione es necesario que se den las siguientes circunstancias</text:span>:</text:p>
      <text:p text:style-name="P1">- Tu calefacción es eléctrica, da igual si es por resistencias o bomba de calor.</text:p>
      <text:p text:style-name="P1">- Tienes tarifa eléctrica con discriminación horaria; es decir, hay horas en que la electricidad es más barata, y puedes aprovecharlo.</text:p>
      <text:p text:style-name="P1">- Puedes aceptar el hecho de que la temperatura no será constante, sino que oscilará entre un máximo y un mínimo.</text:p>
      <text:p text:style-name="P1"/>
      <text:p text:style-name="P3">Consideraciones importantes:<text:line-break/>- Éste no es un método de ahorro energético: aunque la cantidad de dinero disminuya, el consumo de energía va a aumentar.</text:p>
      <text:p text:style-name="P3">- Cada caso debe estudiarse en particular:</text:p>
      <text:p text:style-name="P3"><text:tab/>- El aislamiento del edificio influye mucho, el sistema es tanto más viable <text:tab/>cuanto mejor sea éste.</text:p>
      <text:p text:style-name="P3"><text:tab/>- La diferencia de precio entre las distintas horas también es muy <text:tab/>importante, si la diferencia es pequeña la probabilidad de que sea viable <text:tab/>disminuye.</text:p>
      <text:p text:style-name="P3"/>
      <text:p text:style-name="P4">¿Qué información tenemos?</text:p>
      <text:p text:style-name="P4">Para hacer este estudio de viabilidad dispongo de información recogida en mi vivienda a lo largo de un año, en concreto de los siguientes datos:<text:line-break/>- Temperatura exterior</text:p>
      <text:p text:style-name="P4">- Temperatura interior</text:p>
      <text:p text:style-name="P4">- Consumo eléctrico de la calefacción</text:p>
      <text:p text:style-name="P4">- Precio de la electricidad en cada momento</text:p>
      <text:p text:style-name="P4"/>
      <text:p text:style-name="P4">¿Y qué otra información necesitamos?</text:p>
      <text:p text:style-name="P4">De estos datos podemos extraer más información útil, fundamentalmente a qué velocidad se enfría la casa cuando la calefacción está apagada. La velocidad a la que cambia la temperatura la podemos obtener <text:span text:style-name="T2">***</text:span></text:p>
      <text:p text:style-name="P4">Hemos de tener presente que esta velocidad cambia en función de la diferencia de temperatura que hay entre el interior y el exterior, y es tanto mayor cuanto más grande es esta diferencia. A esta diferencia l<text:span text:style-name="T2">a</text:span> denominaré delta_temp, y es una simple resta entre los dos valores.</text:p>
      <text:p text:style-name="P5">Es asimismo conveniente disponer del consumo eléctrico en cada período, que obtendremos como diferencia entre valores consecutivos de la columna correspondiente.</text:p>
      <text:p text:style-name="P6">Cuando empezamos a inspeccionar los datos podemos ver que hay abundancia de nulos. Ésto se debe a que la información se ha extraído de la base de datos en períodos de 5 min, pero no es así como se ha proporcionado. Afortunadamente es posible rellenar estos huecos sabiendo lo siguiente:</text:p>
      <text:p text:style-name="P5">- La temperatura exterior se ha recogido de la API de AEMET, y la facilitan una vez por hora. Una forma razonable de completarla es interpolando linealmente entre valores sucesivos.</text:p>
      <text:p text:style-name="P5">- La temperatura interior se registra cada vez que cambia, o un mínimo de una vez por hora. Por tanto, podemos rellenar los huecos con el valor previo válido.</text:p>
      <text:p text:style-name="P5">- El precio de la electricidad cambia una vez por hora, y por tanto es correcto rellenar con el valor anterior.</text:p>
      <text:p text:style-name="P5">- <text:span text:style-name="T3">El cunsumo eléctrico es acumulativo, y es una aproximación válida completar los valores faltantes con una interpolación lineal entre valores medidos.</text:span></text:p>
      <text:p text:style-name="P5"/>
      <text:p text:style-name="P5"/>
      <text:p text:style-name="P7">Vamos a intentar probar nuestra hipótesis en circunstancias realistas, es decir, que haga frío en el exterior, y que los precios de la electricidad sean precios medios de esa época del año.</text:p>
      <text:p text:style-name="P7">Para ello vamos a centrarnos en el mes de enero de 2023, y es sobre lo que trabajaremos desde ahora.</text:p>
      <text:p text:style-name="P7"/>
      <text:p text:style-name="P10">¿Cómo vamos a probar esta hipótesis? Para un día típico, que definiremos a partir de valores medios, vamos a ver cuánto gastaríamos en calefacción empleando distintas estrategias, y vamos a ver cuál es la más barata.</text:p>
      <text:p text:style-name="P10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39:08.459616083</meta:creation-date>
    <meta:generator>LibreOffice/7.5.7.1$Linux_X86_64 LibreOffice_project/50$Build-1</meta:generator>
    <dc:date>2023-10-26T15:18:33.525098621</dc:date>
    <meta:editing-duration>PT1H47M23S</meta:editing-duration>
    <meta:editing-cycles>7</meta:editing-cycles>
    <meta:document-statistic meta:table-count="0" meta:image-count="0" meta:object-count="0" meta:page-count="2" meta:paragraph-count="28" meta:word-count="661" meta:character-count="3948" meta:non-whitespace-character-count="3310"/>
  </office:meta>
</office:document-meta>
</file>